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900000041AF1B51D7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Proiectul Sanatateplus</text:p>
      <text:p text:style-name="Preformatted_20_Text"/>
      <text:p text:style-name="Preformatted_20_Text"><draw:frame draw:style-name="fr1" draw:name="graphics1" text:anchor-type="paragraph" svg:width="6.9252in" svg:height="4.328in" draw:z-index="0"><draw:image xlink:href="Pictures/10000000000006900000041AF1B51D70.png" xlink:type="simple" xlink:show="embed" xlink:actuate="onLoad"/></draw:frame>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5T11:34:27</dc:date>
    <dc:creator>mhcrnl </dc:creator>
    <meta:document-statistic meta:table-count="0" meta:image-count="1" meta:object-count="0" meta:page-count="1" meta:paragraph-count="1" meta:word-count="2" meta:character-count="22" meta:non-whitespace-character-count="21"/>
    <meta:generator>LibreOffice/3.5$Linux_x86 LibreOffice_project/350m1$Build-2</meta:generator>
  </office:meta>
</office:document-meta>
</file>